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8.892cm"/>
    </style:style>
    <style:style style:name="gr6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35cm" svg:stroke-color="#3333ff" draw:marker-start-width="0.252cm" draw:marker-end-width="0.252cm" draw:fill-color="#ff66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standard" style:list-style-name="L1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 style:list-style-name="L1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792cm"/>
    </style:style>
    <style:style style:name="gr14" style:family="graphic" style:parent-style-name="standard" style:list-style-name="L1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color="#999999" draw:fill="none" draw:textarea-vertical-align="middl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66ff" fo:font-family="Courier" style:font-family-generic="modern" style:font-pitch="variable" fo:font-style="italic" style:font-style-asian="italic" style:font-style-complex="italic"/>
    </style:style>
    <style:style style:name="P7" style:family="paragraph">
      <style:paragraph-properties fo:margin-left="0cm" fo:margin-right="0cm" fo:text-align="end" fo:text-indent="0cm"/>
      <style:text-properties fo:font-family="Arial" style:font-family-generic="roman" style:font-pitch="variable" fo:font-size="13pt" style:letter-kerning="true" style:font-size-asian="13pt" style:font-family-complex="'Arial Unicode MS'" style:font-family-generic-complex="system" style:font-pitch-complex="variable" style:font-size-complex="13pt"/>
    </style:style>
    <style:style style:name="P8" style:family="paragraph">
      <style:paragraph-properties fo:margin-left="0cm" fo:margin-right="0cm" fo:text-align="center" fo:text-indent="0cm"/>
      <style:text-properties fo:color="#0066ff" fo:font-family="Courier" style:font-family-generic="modern" style:font-pitch="variable" fo:font-style="italic" style:font-style-asian="italic" style:font-style-complex="italic"/>
    </style:style>
    <style:style style:name="P9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ff" fo:font-family="Courier" style:font-family-generic="modern" style:font-pitch="variable" fo:font-style="italic" style:font-style-asian="italic" style:font-style-complex="italic"/>
    </style:style>
    <style:style style:name="T3" style:family="text">
      <style:text-properties fo:font-family="Arial" style:font-family-generic="roman" style:font-pitch="variable" fo:font-size="13pt" style:letter-kerning="true" style:font-size-asian="13pt" style:font-family-complex="'Arial Unicode MS'" style:font-family-generic-complex="system" style:font-pitch-complex="variable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3.433cm" svg:y="11.421cm">
          <text:p text:style-name="P1"><text:span text:style-name="T1">B</text:span></text:p>
        </draw:ellipse>
        <draw:line draw:style-name="gr2" draw:text-style-name="P3" draw:layer="layout" svg:x1="3.823cm" svg:y1="12.242cm" svg:x2="3.823cm" svg:y2="13.435cm">
          <text:p/>
        </draw:line>
        <draw:ellipse draw:style-name="gr1" draw:text-style-name="P2" draw:layer="layout" svg:width="0.779cm" svg:height="0.819cm" svg:x="3.433cm" svg:y="13.435cm">
          <text:p text:style-name="P1"><text:span text:style-name="T1">A</text:span></text:p>
        </draw:ellipse>
        <draw:ellipse draw:style-name="gr3" draw:text-style-name="P2" draw:layer="layout" svg:width="0.778cm" svg:height="0.82cm" svg:x="3.402cm" svg:y="9.464cm">
          <text:p text:style-name="P1"><text:span text:style-name="T1">C</text:span></text:p>
        </draw:ellipse>
        <draw:ellipse draw:style-name="gr3" draw:text-style-name="P2" draw:layer="layout" svg:width="0.778cm" svg:height="0.82cm" svg:x="3.402cm" svg:y="7.451cm">
          <text:p text:style-name="P1"><text:span text:style-name="T1">D</text:span></text:p>
        </draw:ellipse>
        <draw:line draw:style-name="gr2" draw:text-style-name="P3" draw:layer="layout" svg:x1="3.791cm" svg:y1="8.271cm" svg:x2="3.791cm" svg:y2="9.464cm">
          <text:p/>
        </draw:line>
        <draw:ellipse draw:style-name="gr3" draw:text-style-name="P2" draw:layer="layout" svg:width="0.778cm" svg:height="0.819cm" svg:x="3.402cm" svg:y="5.438cm">
          <text:p text:style-name="P1"><text:span text:style-name="T1">E</text:span></text:p>
        </draw:ellipse>
        <draw:line draw:style-name="gr2" draw:text-style-name="P3" draw:layer="layout" svg:x1="3.791cm" svg:y1="6.258cm" svg:x2="3.791cm" svg:y2="7.451cm">
          <text:p/>
        </draw:line>
        <draw:custom-shape draw:style-name="gr4" draw:text-style-name="P4" draw:layer="layout" svg:width="1.549cm" svg:height="0.7cm" svg:x="1.053cm" svg:y="11.838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9.392cm" svg:height="1.374cm" svg:x="11.029cm" svg:y="16.238cm">
          <draw:text-box>
            <text:p text:style-name="P5"><text:span text:style-name="T2">git switch master</text:span></text:p>
          </draw:text-box>
        </draw:frame>
        <draw:line draw:style-name="gr2" draw:text-style-name="P3" draw:layer="layout" svg:x1="3.823cm" svg:y1="10.322cm" svg:x2="3.823cm" svg:y2="11.515cm">
          <text:p/>
        </draw:line>
        <draw:custom-shape draw:style-name="gr6" draw:text-style-name="P4" draw:layer="layout" svg:width="2.057cm" svg:height="0.682cm" svg:x="0.802cm" svg:y="5.456cm">
          <text:p text:style-name="P3"><text:span text:style-name="T1">develo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309.6209912536 9076.42752562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549cm" svg:height="0.7cm" svg:x="7.653cm" svg:y="3.038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354.58064516129 41320.3994293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457cm" svg:height="0.682cm" svg:x="7.202cm" svg:y="4.456cm">
          <text:p text:style-name="P3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68.6737184703 6419.91215226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9" draw:text-style-name="P7" draw:layer="layout" svg:width="0.778cm" svg:height="0.82cm" svg:x="5.692cm" svg:y="6.251cm">
          <text:p text:style-name="P1"><text:span text:style-name="T3">F</text:span></text:p>
        </draw:ellipse>
        <draw:ellipse draw:style-name="gr10" draw:text-style-name="P2" draw:layer="layout" svg:width="0.778cm" svg:height="0.819cm" svg:x="5.692cm" svg:y="4.238cm">
          <text:p text:style-name="P1"><text:span text:style-name="T1">G</text:span></text:p>
        </draw:ellipse>
        <draw:line draw:style-name="gr2" draw:text-style-name="P3" draw:layer="layout" svg:x1="6.081cm" svg:y1="5.058cm" svg:x2="6.081cm" svg:y2="6.251cm">
          <text:p/>
        </draw:line>
        <draw:line draw:style-name="gr11" draw:text-style-name="P3" draw:layer="layout" svg:x1="5.733cm" svg:y1="6.898cm" svg:x2="4.202cm" svg:y2="7.83cm">
          <text:p/>
        </draw:line>
        <draw:ellipse draw:style-name="gr1" draw:text-style-name="P2" draw:layer="layout" svg:width="0.779cm" svg:height="0.821cm" svg:x="12.89cm" svg:y="11.667cm">
          <text:p text:style-name="P1"><text:span text:style-name="T1">B</text:span></text:p>
        </draw:ellipse>
        <draw:line draw:style-name="gr2" draw:text-style-name="P3" draw:layer="layout" svg:x1="13.28cm" svg:y1="12.488cm" svg:x2="13.28cm" svg:y2="13.681cm">
          <text:p/>
        </draw:line>
        <draw:ellipse draw:style-name="gr1" draw:text-style-name="P2" draw:layer="layout" svg:width="0.779cm" svg:height="0.819cm" svg:x="12.89cm" svg:y="13.681cm">
          <text:p text:style-name="P1"><text:span text:style-name="T1">A</text:span></text:p>
        </draw:ellipse>
        <draw:ellipse draw:style-name="gr3" draw:text-style-name="P2" draw:layer="layout" svg:width="0.778cm" svg:height="0.82cm" svg:x="12.859cm" svg:y="9.71cm">
          <text:p text:style-name="P1"><text:span text:style-name="T1">C</text:span></text:p>
        </draw:ellipse>
        <draw:ellipse draw:style-name="gr3" draw:text-style-name="P2" draw:layer="layout" svg:width="0.778cm" svg:height="0.82cm" svg:x="12.859cm" svg:y="7.697cm">
          <text:p text:style-name="P1"><text:span text:style-name="T1">D</text:span></text:p>
        </draw:ellipse>
        <draw:line draw:style-name="gr2" draw:text-style-name="P3" draw:layer="layout" svg:x1="13.248cm" svg:y1="8.517cm" svg:x2="13.248cm" svg:y2="9.71cm">
          <text:p/>
        </draw:line>
        <draw:ellipse draw:style-name="gr3" draw:text-style-name="P2" draw:layer="layout" svg:width="0.778cm" svg:height="0.819cm" svg:x="12.859cm" svg:y="5.684cm">
          <text:p text:style-name="P1"><text:span text:style-name="T1">E</text:span></text:p>
        </draw:ellipse>
        <draw:line draw:style-name="gr2" draw:text-style-name="P3" draw:layer="layout" svg:x1="13.248cm" svg:y1="6.504cm" svg:x2="13.248cm" svg:y2="7.697cm">
          <text:p/>
        </draw:line>
        <draw:custom-shape draw:style-name="gr4" draw:text-style-name="P4" draw:layer="layout" svg:width="1.549cm" svg:height="0.7cm" svg:x="10.51cm" svg:y="12.084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3" draw:layer="layout" svg:x1="13.28cm" svg:y1="10.568cm" svg:x2="13.28cm" svg:y2="11.761cm">
          <text:p/>
        </draw:line>
        <draw:custom-shape draw:style-name="gr6" draw:text-style-name="P4" draw:layer="layout" svg:width="2.057cm" svg:height="0.682cm" svg:x="10.259cm" svg:y="5.702cm">
          <text:p text:style-name="P3"><text:span text:style-name="T1">develo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309.6209912536 9076.42752562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549cm" svg:height="0.7cm" svg:x="10.51cm" svg:y="10.6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354.58064516129 41320.3994293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457cm" svg:height="0.682cm" svg:x="16.659cm" svg:y="4.702cm">
          <text:p text:style-name="P3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68.6737184703 6419.91215226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2" draw:text-style-name="P7" draw:layer="layout" svg:width="0.778cm" svg:height="0.82cm" svg:x="15.149cm" svg:y="6.497cm">
          <text:p text:style-name="P1"><text:span text:style-name="T3">F</text:span></text:p>
        </draw:ellipse>
        <draw:ellipse draw:style-name="gr10" draw:text-style-name="P2" draw:layer="layout" svg:width="0.778cm" svg:height="0.819cm" svg:x="15.149cm" svg:y="4.484cm">
          <text:p text:style-name="P1"><text:span text:style-name="T1">G</text:span></text:p>
        </draw:ellipse>
        <draw:line draw:style-name="gr2" draw:text-style-name="P3" draw:layer="layout" svg:x1="15.538cm" svg:y1="5.304cm" svg:x2="15.538cm" svg:y2="6.497cm">
          <text:p/>
        </draw:line>
        <draw:line draw:style-name="gr11" draw:text-style-name="P3" draw:layer="layout" svg:x1="15.19cm" svg:y1="7.144cm" svg:x2="13.659cm" svg:y2="8.076cm">
          <text:p/>
        </draw:line>
        <draw:frame draw:style-name="gr13" draw:text-style-name="P8" draw:layer="layout" svg:width="6.292cm" svg:height="1.521cm" svg:x="20.5cm" svg:y="16.2cm">
          <draw:text-box>
            <text:p text:style-name="P3"><text:span text:style-name="T2">git switch C</text:span></text:p>
            <text:p text:style-name="P3"><text:span text:style-name="T2">(tête détachée)</text:span></text:p>
          </draw:text-box>
        </draw:frame>
        <draw:ellipse draw:style-name="gr1" draw:text-style-name="P2" draw:layer="layout" svg:width="0.779cm" svg:height="0.821cm" svg:x="22.62cm" svg:y="11.483cm">
          <text:p text:style-name="P1"><text:span text:style-name="T1">B</text:span></text:p>
        </draw:ellipse>
        <draw:line draw:style-name="gr2" draw:text-style-name="P3" draw:layer="layout" svg:x1="23.01cm" svg:y1="12.304cm" svg:x2="23.01cm" svg:y2="13.497cm">
          <text:p/>
        </draw:line>
        <draw:ellipse draw:style-name="gr1" draw:text-style-name="P2" draw:layer="layout" svg:width="0.779cm" svg:height="0.819cm" svg:x="22.62cm" svg:y="13.497cm">
          <text:p text:style-name="P1"><text:span text:style-name="T1">A</text:span></text:p>
        </draw:ellipse>
        <draw:ellipse draw:style-name="gr3" draw:text-style-name="P2" draw:layer="layout" svg:width="0.778cm" svg:height="0.82cm" svg:x="22.589cm" svg:y="9.526cm">
          <text:p text:style-name="P1"><text:span text:style-name="T1">C</text:span></text:p>
        </draw:ellipse>
        <draw:ellipse draw:style-name="gr3" draw:text-style-name="P2" draw:layer="layout" svg:width="0.778cm" svg:height="0.82cm" svg:x="22.589cm" svg:y="7.513cm">
          <text:p text:style-name="P1"><text:span text:style-name="T1">D</text:span></text:p>
        </draw:ellipse>
        <draw:line draw:style-name="gr2" draw:text-style-name="P3" draw:layer="layout" svg:x1="22.978cm" svg:y1="8.333cm" svg:x2="22.978cm" svg:y2="9.526cm">
          <text:p/>
        </draw:line>
        <draw:ellipse draw:style-name="gr3" draw:text-style-name="P2" draw:layer="layout" svg:width="0.778cm" svg:height="0.819cm" svg:x="22.589cm" svg:y="5.5cm">
          <text:p text:style-name="P1"><text:span text:style-name="T1">E</text:span></text:p>
        </draw:ellipse>
        <draw:line draw:style-name="gr2" draw:text-style-name="P3" draw:layer="layout" svg:x1="22.978cm" svg:y1="6.32cm" svg:x2="22.978cm" svg:y2="7.513cm">
          <text:p/>
        </draw:line>
        <draw:custom-shape draw:style-name="gr4" draw:text-style-name="P4" draw:layer="layout" svg:width="1.549cm" svg:height="0.7cm" svg:x="20.24cm" svg:y="11.9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3" draw:layer="layout" svg:x1="23.01cm" svg:y1="10.384cm" svg:x2="23.01cm" svg:y2="11.577cm">
          <text:p/>
        </draw:line>
        <draw:custom-shape draw:style-name="gr6" draw:text-style-name="P4" draw:layer="layout" svg:width="2.057cm" svg:height="0.682cm" svg:x="19.989cm" svg:y="5.518cm">
          <text:p text:style-name="P3"><text:span text:style-name="T1">develo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309.6209912536 9076.42752562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549cm" svg:height="0.7cm" svg:x="24.1cm" svg:y="9.4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176.2580645161 18518.68758915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457cm" svg:height="0.682cm" svg:x="26.389cm" svg:y="4.518cm">
          <text:p text:style-name="P3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68.6737184703 6419.91215226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4" draw:text-style-name="P7" draw:layer="layout" svg:width="0.778cm" svg:height="0.82cm" svg:x="24.879cm" svg:y="6.313cm">
          <text:p text:style-name="P1"><text:span text:style-name="T3">F</text:span></text:p>
        </draw:ellipse>
        <draw:ellipse draw:style-name="gr10" draw:text-style-name="P2" draw:layer="layout" svg:width="0.778cm" svg:height="0.819cm" svg:x="24.879cm" svg:y="4.3cm">
          <text:p text:style-name="P1"><text:span text:style-name="T1">G</text:span></text:p>
        </draw:ellipse>
        <draw:line draw:style-name="gr2" draw:text-style-name="P3" draw:layer="layout" svg:x1="25.268cm" svg:y1="5.12cm" svg:x2="25.268cm" svg:y2="6.313cm">
          <text:p/>
        </draw:line>
        <draw:line draw:style-name="gr11" draw:text-style-name="P3" draw:layer="layout" svg:x1="24.92cm" svg:y1="6.96cm" svg:x2="23.389cm" svg:y2="7.892cm">
          <text:p/>
        </draw:line>
        <draw:line draw:style-name="gr15" draw:text-style-name="P9" draw:layer="layout" svg:x1="9.959cm" svg:y1="3.5cm" svg:x2="9.859cm" svg:y2="15.7cm">
          <text:p/>
        </draw:line>
        <draw:line draw:style-name="gr15" draw:text-style-name="P9" draw:layer="layout" svg:x1="19.559cm" svg:y1="3.5cm" svg:x2="19.459cm" svg:y2="1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6-01T23:51:50</dc:date>
    <dc:creator>m m</dc:creator>
    <meta:editing-duration>P1DT14H48M43S</meta:editing-duration>
    <meta:editing-cycles>19</meta:editing-cycles>
    <meta:generator>OpenOffice/4.1.7$Unix OpenOffice.org_project/417m1$Build-9800</meta:generator>
    <meta:document-statistic meta:object-count="55"/>
  </office:meta>
</office:document-meta>
</file>